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auto-grow-width="true" fo:min-height="0.712cm" fo:min-width="0.35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draw:stroke-dash="Dashed_20__28_var_29__20_2" svg:stroke-width="0.028cm" svg:stroke-color="#3465a4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Dashed_20__28_var_29__20_2" svg:stroke-width="0.051cm" svg:stroke-color="#000000" draw:stroke-linejoin="round" svg:stroke-linecap="butt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Dashed_20__28_var_29__20_2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712cm" fo:min-width="0.42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71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3.56cm" fo:min-width="3.31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svg:stroke-color="#3465a4" draw:marker-start-width="0.229cm" draw:marker-end="Arrow_20_short" draw:marker-end-width="0.229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1.144cm" fo:min-width="0.7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width="true" fo:min-height="0.712cm" fo:min-width="1.905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svg:stroke-width="0.025cm" draw:marker-start-width="0.229cm" draw:marker-end="Arrowheads_20_1" draw:marker-end-width="0.33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draw:marker-start-width="0.229cm" draw:marker-end="Arrowheads_20_2" draw:marker-end-width="0.33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3.51cm" fo:min-width="3.26cm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Long_20_Dot" svg:stroke-color="#000000" draw:marker-end="" draw:marker-end-width="0.3cm" draw:fill="none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width="true" fo:min-height="0.712cm" fo:min-width="2.01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font-name-complex="Liberation Sans1" style:font-size-complex="11pt" style:text-scale="100%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font-name-complex="Liberation Sans1" style:font-size-complex="11pt" style:text-scale="100%" style:text-overline-style="none" style:text-overline-color="font-color"/>
    </style:style>
    <style:style style:name="T4" style:family="text">
      <style:text-properties fo:color="#3465a4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Liberation Sans1" style:font-size-asian="18pt" style:font-name-complex="Liberation Sans1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353cm" svg:height="0.712cm" svg:x="2.452cm" svg:y="2.532cm">
          <draw:text-box>
            <text:p><text:span text:style-name="T1">4</text:span></text:p>
          </draw:text-box>
        </draw:frame>
        <draw:frame draw:style-name="gr1" draw:text-style-name="P1" draw:layer="layout" svg:width="0.353cm" svg:height="0.712cm" svg:x="4.801cm" svg:y="4.065cm">
          <draw:text-box>
            <text:p><text:span text:style-name="T1">5</text:span></text:p>
          </draw:text-box>
        </draw:frame>
        <draw:frame draw:style-name="gr1" draw:text-style-name="P1" draw:layer="layout" svg:width="0.353cm" svg:height="0.712cm" svg:x="0.739cm" svg:y="3.691cm">
          <draw:text-box>
            <text:p><text:span text:style-name="T1">0</text:span></text:p>
          </draw:text-box>
        </draw:frame>
        <draw:frame draw:style-name="gr1" draw:text-style-name="P1" draw:layer="layout" svg:width="0.353cm" svg:height="0.712cm" svg:x="2.975cm" svg:y="5.125cm">
          <draw:text-box>
            <text:p><text:span text:style-name="T1">1</text:span></text:p>
          </draw:text-box>
        </draw:frame>
        <draw:frame draw:style-name="gr1" draw:text-style-name="P1" draw:layer="layout" svg:width="0.353cm" svg:height="0.712cm" svg:x="2.867cm" svg:y="0.535cm">
          <draw:text-box>
            <text:p><text:span text:style-name="T1">7</text:span></text:p>
          </draw:text-box>
        </draw:frame>
        <draw:frame draw:style-name="gr1" draw:text-style-name="P1" draw:layer="layout" svg:width="0.353cm" svg:height="0.712cm" svg:x="5.408cm" svg:y="1.69cm">
          <draw:text-box>
            <text:p><text:span text:style-name="T1">6</text:span></text:p>
          </draw:text-box>
        </draw:frame>
        <draw:frame draw:style-name="gr1" draw:text-style-name="P1" draw:layer="layout" svg:width="0.353cm" svg:height="0.712cm" svg:x="0.735cm" svg:y="1.159cm">
          <draw:text-box>
            <text:p><text:span text:style-name="T1">3</text:span></text:p>
          </draw:text-box>
        </draw:frame>
        <draw:frame draw:style-name="gr1" draw:text-style-name="P1" draw:layer="layout" svg:width="0.353cm" svg:height="0.712cm" svg:x="3.516cm" svg:y="2.545cm">
          <draw:text-box>
            <text:p><text:span text:style-name="T1">2</text:span></text:p>
          </draw:text-box>
        </draw:frame>
        <draw:polyline draw:style-name="gr2" draw:text-style-name="P2" draw:layer="layout" svg:width="4.207cm" svg:height="3.94cm" svg:x="1.124cm" svg:y="1.184cm" svg:viewBox="0 0 4208 3941" draw:points="1933,3941 3662,2890 1735,1942 0,2630 1933,3941 2330,1337 59,405 1970,0 4208,658 2330,1337">
          <text:p/>
        </draw:polyline>
        <draw:line draw:style-name="gr2" draw:text-style-name="P2" draw:layer="layout" svg:x1="1.183cm" svg:y1="1.59cm" svg:x2="1.124cm" svg:y2="3.815cm">
          <text:p/>
        </draw:line>
        <draw:line draw:style-name="gr2" draw:text-style-name="P2" draw:layer="layout" svg:x1="3.092cm" svg:y1="1.184cm" svg:x2="2.859cm" svg:y2="3.126cm">
          <text:p/>
        </draw:line>
        <draw:line draw:style-name="gr2" draw:text-style-name="P2" draw:layer="layout" svg:x1="5.332cm" svg:y1="1.843cm" svg:x2="4.786cm" svg:y2="4.076cm">
          <text:p/>
        </draw:line>
        <draw:line draw:style-name="gr3" draw:text-style-name="P2" draw:layer="layout" svg:x1="1.765cm" svg:y1="5.916cm" svg:x2="1.4cm" svg:y2="6.063cm">
          <text:p/>
        </draw:line>
        <draw:polygon draw:style-name="gr4" draw:text-style-name="P3" draw:layer="layout" svg:width="0.319cm" svg:height="0.207cm" svg:x="1.13cm" svg:y="5.963cm" svg:viewBox="0 0 320 208" draw:points="0,208 320,189 245,0">
          <text:p/>
        </draw:polygon>
        <draw:line draw:style-name="gr3" draw:text-style-name="P2" draw:layer="layout" svg:x1="1.786cm" svg:y1="5.571cm" svg:x2="1.765cm" svg:y2="5.916cm">
          <text:p/>
        </draw:line>
        <draw:polygon draw:style-name="gr4" draw:text-style-name="P3" draw:layer="layout" svg:width="0.202cm" svg:height="0.309cm" svg:x="1.683cm" svg:y="5.281cm" svg:viewBox="0 0 203 310" draw:points="120,0 0,298 203,310">
          <text:p/>
        </draw:polygon>
        <draw:line draw:style-name="gr3" draw:text-style-name="P2" draw:layer="layout" svg:x1="2.015cm" svg:y1="6.045cm" svg:x2="1.765cm" svg:y2="5.916cm">
          <text:p/>
        </draw:line>
        <draw:polygon draw:style-name="gr4" draw:text-style-name="P3" draw:layer="layout" svg:width="0.316cm" svg:height="0.229cm" svg:x="1.956cm" svg:y="5.949cm" svg:viewBox="0 0 317 230" draw:points="317,230 93,0 0,180">
          <text:p/>
        </draw:polygon>
        <draw:frame draw:style-name="gr5" draw:text-style-name="P1" draw:layer="layout" svg:width="0.425cm" svg:height="0.712cm" svg:x="2.396cm" svg:y="5.842cm">
          <draw:text-box>
            <text:p><text:span text:style-name="T1">X</text:span></text:p>
          </draw:text-box>
        </draw:frame>
        <draw:frame draw:style-name="gr5" draw:text-style-name="P1" draw:layer="layout" svg:width="0.425cm" svg:height="0.712cm" svg:x="1.598cm" svg:y="4.645cm">
          <draw:text-box>
            <text:p><text:span text:style-name="T1">Y</text:span></text:p>
          </draw:text-box>
        </draw:frame>
        <draw:frame draw:style-name="gr6" draw:text-style-name="P1" draw:layer="layout" svg:width="0.391cm" svg:height="0.712cm" svg:x="0.618cm" svg:y="5.842cm">
          <draw:text-box>
            <text:p><text:span text:style-name="T1">Z</text:span></text:p>
          </draw:text-box>
        </draw:frame>
        <draw:custom-shape draw:style-name="gr7" draw:text-style-name="P4" draw:layer="layout" svg:width="3.81cm" svg:height="3.81cm" svg:x="6.968cm" svg:y="1.47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out" svg:width="3.174cm" svg:height="3.174cm" draw:transform="rotate (-1.5707963267949) translate (10.46cm 1.788cm)" svg:viewBox="0 0 3175 3175" draw:points="0,3175 3175,3175 3175,0 0,0">
          <text:p/>
        </draw:polyline>
        <draw:frame draw:style-name="gr9" draw:text-style-name="P5" draw:layer="layout" svg:width="0.738cm" svg:height="1.144cm" svg:x="6.115cm" svg:y="0.835cm">
          <draw:text-box>
            <text:p text:style-name="P2"><text:span text:style-name="T1">3</text:span></text:p>
            <text:p text:style-name="P2"><text:span text:style-name="T2">(V</text:span><text:span text:style-name="T3">2</text:span><text:span text:style-name="T2">)</text:span></text:p>
          </draw:text-box>
        </draw:frame>
        <draw:frame draw:style-name="gr9" draw:text-style-name="P5" draw:layer="layout" svg:width="0.738cm" svg:height="1.144cm" svg:x="10.878cm" svg:y="0.835cm">
          <draw:text-box>
            <text:p text:style-name="P2"><text:span text:style-name="T1">2</text:span></text:p>
            <text:p text:style-name="P2"><text:span text:style-name="T2">(V</text:span><text:span text:style-name="T3">1</text:span><text:span text:style-name="T2">)</text:span></text:p>
          </draw:text-box>
        </draw:frame>
        <draw:frame draw:style-name="gr1" draw:text-style-name="P5" draw:layer="layout" svg:width="0.353cm" svg:height="0.712cm" svg:x="6.433cm" svg:y="4.963cm">
          <draw:text-box>
            <text:p text:style-name="P2"><text:span text:style-name="T1">0</text:span></text:p>
          </draw:text-box>
        </draw:frame>
        <draw:frame draw:style-name="gr9" draw:text-style-name="P5" draw:layer="layout" svg:width="0.738cm" svg:height="1.144cm" svg:x="10.778cm" svg:y="4.971cm">
          <draw:text-box>
            <text:p text:style-name="P2"><text:span text:style-name="T1">1</text:span></text:p>
            <text:p text:style-name="P2"><text:span text:style-name="T2">(V</text:span><text:span text:style-name="T3">3</text:span><text:span text:style-name="T2">)</text:span></text:p>
          </draw:text-box>
        </draw:frame>
        <draw:frame draw:style-name="gr10" draw:text-style-name="P5" draw:layer="layout" svg:width="1.905cm" svg:height="0.712cm" svg:x="8.02cm" svg:y="5.521cm">
          <draw:text-box>
            <text:p text:style-name="P2"><text:span text:style-name="T1">South</text:span></text:p>
          </draw:text-box>
        </draw:frame>
        <draw:line draw:style-name="gr11" draw:text-style-name="P4" draw:layer="layout" svg:x1="6.015cm" svg:y1="6.55cm" svg:x2="6.015cm" svg:y2="5.598cm">
          <text:p/>
        </draw:line>
        <draw:line draw:style-name="gr12" draw:text-style-name="P4" draw:layer="layout" svg:x1="6.015cm" svg:y1="6.55cm" svg:x2="6.968cm" svg:y2="6.55cm">
          <text:p/>
        </draw:line>
        <draw:frame draw:style-name="gr5" draw:text-style-name="P6" draw:layer="layout" svg:width="0.425cm" svg:height="0.712cm" svg:x="7.168cm" svg:y="6.156cm">
          <draw:text-box>
            <text:p text:style-name="P2"><text:span text:style-name="T4">X</text:span></text:p>
          </draw:text-box>
        </draw:frame>
        <draw:frame draw:style-name="gr5" draw:text-style-name="P6" draw:layer="layout" svg:width="0.425cm" svg:height="0.712cm" svg:x="5.798cm" svg:y="4.886cm">
          <draw:text-box>
            <text:p text:style-name="P2"><text:span text:style-name="T4">Y</text:span></text:p>
          </draw:text-box>
        </draw:frame>
        <draw:custom-shape draw:style-name="gr13" draw:text-style-name="P4" draw:layer="layout" svg:width="3.81cm" svg:height="3.81cm" svg:x="14.178cm" svg:y="1.47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out" svg:width="3.174cm" svg:height="3.174cm" draw:transform="rotate (-1.5707963267949) translate (17.67cm 1.788cm)" svg:viewBox="0 0 3175 3175" draw:points="0,3175 3175,3175 3175,0 0,0">
          <text:p/>
        </draw:polyline>
        <draw:frame draw:style-name="gr9" draw:text-style-name="P5" draw:layer="layout" svg:width="0.738cm" svg:height="1.144cm" svg:x="13.325cm" svg:y="0.835cm">
          <draw:text-box>
            <text:p text:style-name="P2"><text:span text:style-name="T1">2</text:span></text:p>
            <text:p text:style-name="P2"><text:span text:style-name="T2">(V</text:span><text:span text:style-name="T3">2</text:span><text:span text:style-name="T2">)</text:span></text:p>
          </draw:text-box>
        </draw:frame>
        <draw:frame draw:style-name="gr9" draw:text-style-name="P5" draw:layer="layout" svg:width="0.738cm" svg:height="1.144cm" svg:x="18.088cm" svg:y="0.835cm">
          <draw:text-box>
            <text:p text:style-name="P2"><text:span text:style-name="T1">6</text:span></text:p>
            <text:p text:style-name="P2"><text:span text:style-name="T2">(V</text:span><text:span text:style-name="T3">1</text:span><text:span text:style-name="T2">)</text:span></text:p>
          </draw:text-box>
        </draw:frame>
        <draw:frame draw:style-name="gr1" draw:text-style-name="P5" draw:layer="layout" svg:width="0.353cm" svg:height="0.712cm" svg:x="13.643cm" svg:y="4.963cm">
          <draw:text-box>
            <text:p text:style-name="P2"><text:span text:style-name="T1">1</text:span></text:p>
          </draw:text-box>
        </draw:frame>
        <draw:frame draw:style-name="gr9" draw:text-style-name="P5" draw:layer="layout" svg:width="0.738cm" svg:height="1.144cm" svg:x="17.988cm" svg:y="4.971cm">
          <draw:text-box>
            <text:p text:style-name="P2"><text:span text:style-name="T1">5</text:span></text:p>
            <text:p text:style-name="P2"><text:span text:style-name="T2">(V</text:span><text:span text:style-name="T3">3</text:span><text:span text:style-name="T2">)</text:span></text:p>
          </draw:text-box>
        </draw:frame>
        <draw:frame draw:style-name="gr10" draw:text-style-name="P5" draw:layer="layout" svg:width="1.905cm" svg:height="0.712cm" svg:x="15.53cm" svg:y="5.521cm">
          <draw:text-box>
            <text:p text:style-name="P2"><text:span text:style-name="T1">East</text:span></text:p>
          </draw:text-box>
        </draw:frame>
        <draw:frame draw:style-name="gr6" draw:text-style-name="P6" draw:layer="layout" svg:width="0.391cm" svg:height="0.712cm" svg:x="18.075cm" svg:y="6.156cm">
          <draw:text-box>
            <text:p text:style-name="P2"><text:span text:style-name="T4">Z</text:span></text:p>
          </draw:text-box>
        </draw:frame>
        <draw:frame draw:style-name="gr5" draw:text-style-name="P6" draw:layer="layout" svg:width="0.425cm" svg:height="0.712cm" svg:x="19.26cm" svg:y="4.88cm">
          <draw:text-box>
            <text:p text:style-name="P2"><text:span text:style-name="T4">Y</text:span></text:p>
          </draw:text-box>
        </draw:frame>
        <draw:line draw:style-name="gr14" draw:text-style-name="P4" draw:layer="layout" svg:x1="12.365cm" svg:y1="0.835cm" svg:x2="12.365cm" svg:y2="16.075cm">
          <text:p/>
        </draw:line>
        <draw:line draw:style-name="gr14" draw:text-style-name="P4" draw:layer="layout" svg:x1="20.303cm" svg:y1="0.918cm" svg:x2="20.303cm" svg:y2="16.158cm">
          <text:p/>
        </draw:line>
        <draw:line draw:style-name="gr11" draw:text-style-name="P4" draw:layer="layout" svg:x1="19.452cm" svg:y1="6.55cm" svg:x2="19.452cm" svg:y2="5.598cm">
          <text:p/>
        </draw:line>
        <draw:line draw:style-name="gr12" draw:text-style-name="P4" draw:layer="layout" svg:x1="19.452cm" svg:y1="6.55cm" svg:x2="18.5cm" svg:y2="6.55cm">
          <text:p/>
        </draw:line>
        <draw:custom-shape draw:style-name="gr13" draw:text-style-name="P4" draw:layer="layout" svg:width="3.81cm" svg:height="3.81cm" svg:x="22.163cm" svg:y="1.47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out" svg:width="3.174cm" svg:height="3.174cm" draw:transform="rotate (-1.5707963267949) translate (25.655cm 1.788cm)" svg:viewBox="0 0 3175 3175" draw:points="0,3175 3175,3175 3175,0 0,0">
          <text:p/>
        </draw:polyline>
        <draw:frame draw:style-name="gr9" draw:text-style-name="P5" draw:layer="layout" svg:width="0.738cm" svg:height="1.144cm" svg:x="21.31cm" svg:y="0.835cm">
          <draw:text-box>
            <text:p text:style-name="P2"><text:span text:style-name="T1">6</text:span></text:p>
            <text:p text:style-name="P2"><text:span text:style-name="T2">(V</text:span><text:span text:style-name="T3">2</text:span><text:span text:style-name="T2">)</text:span></text:p>
          </draw:text-box>
        </draw:frame>
        <draw:frame draw:style-name="gr9" draw:text-style-name="P5" draw:layer="layout" svg:width="0.738cm" svg:height="1.144cm" svg:x="26.073cm" svg:y="0.835cm">
          <draw:text-box>
            <text:p text:style-name="P2"><text:span text:style-name="T1">7</text:span></text:p>
            <text:p text:style-name="P2"><text:span text:style-name="T2">(V</text:span><text:span text:style-name="T3">1</text:span><text:span text:style-name="T2">)</text:span></text:p>
          </draw:text-box>
        </draw:frame>
        <draw:frame draw:style-name="gr1" draw:text-style-name="P5" draw:layer="layout" svg:width="0.353cm" svg:height="0.712cm" svg:x="21.628cm" svg:y="4.963cm">
          <draw:text-box>
            <text:p text:style-name="P2"><text:span text:style-name="T1">5</text:span></text:p>
          </draw:text-box>
        </draw:frame>
        <draw:frame draw:style-name="gr9" draw:text-style-name="P5" draw:layer="layout" svg:width="0.738cm" svg:height="1.144cm" svg:x="25.973cm" svg:y="4.971cm">
          <draw:text-box>
            <text:p text:style-name="P2"><text:span text:style-name="T1">4</text:span></text:p>
            <text:p text:style-name="P2"><text:span text:style-name="T2">(V</text:span><text:span text:style-name="T3">3</text:span><text:span text:style-name="T2">)</text:span></text:p>
          </draw:text-box>
        </draw:frame>
        <draw:frame draw:style-name="gr10" draw:text-style-name="P5" draw:layer="layout" svg:width="1.905cm" svg:height="0.712cm" svg:x="23.315cm" svg:y="5.521cm">
          <draw:text-box>
            <text:p text:style-name="P2"><text:span text:style-name="T1">North</text:span></text:p>
          </draw:text-box>
        </draw:frame>
        <draw:frame draw:style-name="gr5" draw:text-style-name="P6" draw:layer="layout" svg:width="0.425cm" svg:height="0.712cm" svg:x="26.06cm" svg:y="6.156cm">
          <draw:text-box>
            <text:p text:style-name="P2"><text:span text:style-name="T4">X</text:span></text:p>
          </draw:text-box>
        </draw:frame>
        <draw:frame draw:style-name="gr5" draw:text-style-name="P6" draw:layer="layout" svg:width="0.425cm" svg:height="0.712cm" svg:x="27.245cm" svg:y="4.88cm">
          <draw:text-box>
            <text:p text:style-name="P2"><text:span text:style-name="T4">Y</text:span></text:p>
          </draw:text-box>
        </draw:frame>
        <draw:line draw:style-name="gr11" draw:text-style-name="P4" draw:layer="layout" svg:x1="27.437cm" svg:y1="6.55cm" svg:x2="27.437cm" svg:y2="5.598cm">
          <text:p/>
        </draw:line>
        <draw:line draw:style-name="gr12" draw:text-style-name="P4" draw:layer="layout" svg:x1="27.437cm" svg:y1="6.55cm" svg:x2="26.485cm" svg:y2="6.55cm">
          <text:p/>
        </draw:line>
        <draw:line draw:style-name="gr14" draw:text-style-name="P4" draw:layer="layout" svg:x1="4.745cm" svg:y1="7.185cm" svg:x2="29.51cm" svg:y2="7.185cm">
          <text:p/>
        </draw:line>
        <draw:custom-shape draw:style-name="gr13" draw:text-style-name="P4" draw:layer="layout" svg:width="3.81cm" svg:height="3.81cm" svg:x="6.94cm" svg:y="8.455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out" svg:width="3.174cm" svg:height="3.174cm" draw:transform="rotate (-1.5707963267949) translate (10.432cm 8.773cm)" svg:viewBox="0 0 3175 3175" draw:points="0,3175 3175,3175 3175,0 0,0">
          <text:p/>
        </draw:polyline>
        <draw:frame draw:style-name="gr9" draw:text-style-name="P5" draw:layer="layout" svg:width="0.738cm" svg:height="1.144cm" svg:x="6.087cm" svg:y="7.82cm">
          <draw:text-box>
            <text:p text:style-name="P2"><text:span text:style-name="T1">7</text:span></text:p>
            <text:p text:style-name="P2"><text:span text:style-name="T2">(V</text:span><text:span text:style-name="T3">2</text:span><text:span text:style-name="T2">)</text:span></text:p>
          </draw:text-box>
        </draw:frame>
        <draw:frame draw:style-name="gr9" draw:text-style-name="P5" draw:layer="layout" svg:width="0.738cm" svg:height="1.144cm" svg:x="10.85cm" svg:y="7.82cm">
          <draw:text-box>
            <text:p text:style-name="P2"><text:span text:style-name="T1">3</text:span></text:p>
            <text:p text:style-name="P2"><text:span text:style-name="T2">(V</text:span><text:span text:style-name="T3">1</text:span><text:span text:style-name="T2">)</text:span></text:p>
          </draw:text-box>
        </draw:frame>
        <draw:frame draw:style-name="gr1" draw:text-style-name="P5" draw:layer="layout" svg:width="0.353cm" svg:height="0.712cm" svg:x="6.405cm" svg:y="11.948cm">
          <draw:text-box>
            <text:p text:style-name="P2"><text:span text:style-name="T1">4</text:span></text:p>
          </draw:text-box>
        </draw:frame>
        <draw:frame draw:style-name="gr9" draw:text-style-name="P5" draw:layer="layout" svg:width="0.738cm" svg:height="1.144cm" svg:x="10.75cm" svg:y="11.956cm">
          <draw:text-box>
            <text:p text:style-name="P2"><text:span text:style-name="T1">0</text:span></text:p>
            <text:p text:style-name="P2"><text:span text:style-name="T2">(V</text:span><text:span text:style-name="T3">3</text:span><text:span text:style-name="T2">)</text:span></text:p>
          </draw:text-box>
        </draw:frame>
        <draw:frame draw:style-name="gr10" draw:text-style-name="P5" draw:layer="layout" svg:width="1.905cm" svg:height="0.712cm" svg:x="8.192cm" svg:y="12.506cm">
          <draw:text-box>
            <text:p text:style-name="P2"><text:span text:style-name="T1">West</text:span></text:p>
          </draw:text-box>
        </draw:frame>
        <draw:line draw:style-name="gr11" draw:text-style-name="P4" draw:layer="layout" svg:x1="5.987cm" svg:y1="13.535cm" svg:x2="5.987cm" svg:y2="12.583cm">
          <text:p/>
        </draw:line>
        <draw:line draw:style-name="gr12" draw:text-style-name="P4" draw:layer="layout" svg:x1="5.987cm" svg:y1="13.535cm" svg:x2="6.94cm" svg:y2="13.535cm">
          <text:p/>
        </draw:line>
        <draw:frame draw:style-name="gr6" draw:text-style-name="P6" draw:layer="layout" svg:width="0.391cm" svg:height="0.712cm" svg:x="7.14cm" svg:y="13.141cm">
          <draw:text-box>
            <text:p text:style-name="P2"><text:span text:style-name="T4">Z</text:span></text:p>
          </draw:text-box>
        </draw:frame>
        <draw:frame draw:style-name="gr5" draw:text-style-name="P6" draw:layer="layout" svg:width="0.425cm" svg:height="0.712cm" svg:x="5.77cm" svg:y="11.871cm">
          <draw:text-box>
            <text:p text:style-name="P2"><text:span text:style-name="T4">Y</text:span></text:p>
          </draw:text-box>
        </draw:frame>
        <draw:custom-shape draw:style-name="gr13" draw:text-style-name="P4" draw:layer="layout" svg:width="3.81cm" svg:height="3.81cm" svg:x="14.178cm" svg:y="8.471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out" svg:width="3.174cm" svg:height="3.174cm" draw:transform="rotate (-1.5707963267949) translate (17.67cm 8.789cm)" svg:viewBox="0 0 3175 3175" draw:points="0,3175 3175,3175 3175,0 0,0">
          <text:p/>
        </draw:polyline>
        <draw:frame draw:style-name="gr9" draw:text-style-name="P5" draw:layer="layout" svg:width="0.738cm" svg:height="1.144cm" svg:x="13.325cm" svg:y="7.836cm">
          <draw:text-box>
            <text:p text:style-name="P2"><text:span text:style-name="T1">7</text:span></text:p>
            <text:p text:style-name="P2"><text:span text:style-name="T2">(V</text:span><text:span text:style-name="T3">2</text:span><text:span text:style-name="T2">)</text:span></text:p>
          </draw:text-box>
        </draw:frame>
        <draw:frame draw:style-name="gr9" draw:text-style-name="P5" draw:layer="layout" svg:width="0.738cm" svg:height="1.144cm" svg:x="18.088cm" svg:y="7.836cm">
          <draw:text-box>
            <text:p text:style-name="P2"><text:span text:style-name="T1">6</text:span></text:p>
            <text:p text:style-name="P2"><text:span text:style-name="T2">(V</text:span><text:span text:style-name="T3">1</text:span><text:span text:style-name="T2">)</text:span></text:p>
          </draw:text-box>
        </draw:frame>
        <draw:frame draw:style-name="gr1" draw:text-style-name="P5" draw:layer="layout" svg:width="0.353cm" svg:height="0.712cm" svg:x="13.643cm" svg:y="11.964cm">
          <draw:text-box>
            <text:p text:style-name="P2"><text:span text:style-name="T1">3</text:span></text:p>
          </draw:text-box>
        </draw:frame>
        <draw:frame draw:style-name="gr9" draw:text-style-name="P5" draw:layer="layout" svg:width="0.738cm" svg:height="1.144cm" svg:x="17.988cm" svg:y="11.972cm">
          <draw:text-box>
            <text:p text:style-name="P2"><text:span text:style-name="T1">2</text:span></text:p>
            <text:p text:style-name="P2"><text:span text:style-name="T2">(V</text:span><text:span text:style-name="T3">3</text:span><text:span text:style-name="T2">)</text:span></text:p>
          </draw:text-box>
        </draw:frame>
        <draw:frame draw:style-name="gr10" draw:text-style-name="P5" draw:layer="layout" svg:width="1.905cm" svg:height="0.712cm" svg:x="15.53cm" svg:y="12.522cm">
          <draw:text-box>
            <text:p text:style-name="P2"><text:span text:style-name="T1">Top</text:span></text:p>
          </draw:text-box>
        </draw:frame>
        <draw:frame draw:style-name="gr5" draw:text-style-name="P6" draw:layer="layout" svg:width="0.425cm" svg:height="0.712cm" svg:x="13.963cm" svg:y="7.085cm">
          <draw:text-box>
            <text:p text:style-name="P2"><text:span text:style-name="T4">X</text:span></text:p>
          </draw:text-box>
        </draw:frame>
        <draw:frame draw:style-name="gr6" draw:text-style-name="P6" draw:layer="layout" svg:width="0.391cm" svg:height="0.712cm" svg:x="12.693cm" svg:y="8.355cm">
          <draw:text-box>
            <text:p text:style-name="P2"><text:span text:style-name="T4">Z</text:span></text:p>
          </draw:text-box>
        </draw:frame>
        <draw:line draw:style-name="gr11" draw:text-style-name="P4" draw:layer="layout" svg:x1="12.911cm" svg:y1="7.48cm" svg:x2="12.911cm" svg:y2="8.432cm">
          <text:p/>
        </draw:line>
        <draw:line draw:style-name="gr12" draw:text-style-name="P4" draw:layer="layout" svg:x1="12.911cm" svg:y1="7.48cm" svg:x2="13.863cm" svg:y2="7.48cm">
          <text:p/>
        </draw:line>
        <draw:custom-shape draw:style-name="gr13" draw:text-style-name="P4" draw:layer="layout" svg:width="3.81cm" svg:height="3.81cm" svg:x="22.141cm" svg:y="8.456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out" svg:width="3.174cm" svg:height="3.174cm" draw:transform="rotate (-1.5707963267949) translate (25.633cm 8.774cm)" svg:viewBox="0 0 3175 3175" draw:points="0,3175 3175,3175 3175,0 0,0">
          <text:p/>
        </draw:polyline>
        <draw:frame draw:style-name="gr9" draw:text-style-name="P5" draw:layer="layout" svg:width="0.738cm" svg:height="1.144cm" svg:x="21.288cm" svg:y="7.821cm">
          <draw:text-box>
            <text:p text:style-name="P2"><text:span text:style-name="T1">0</text:span></text:p>
            <text:p text:style-name="P2"><text:span text:style-name="T2">(V</text:span><text:span text:style-name="T3">2</text:span><text:span text:style-name="T2">)</text:span></text:p>
          </draw:text-box>
        </draw:frame>
        <draw:frame draw:style-name="gr9" draw:text-style-name="P5" draw:layer="layout" svg:width="0.738cm" svg:height="1.144cm" svg:x="26.051cm" svg:y="7.821cm">
          <draw:text-box>
            <text:p text:style-name="P2"><text:span text:style-name="T1">1</text:span></text:p>
            <text:p text:style-name="P2"><text:span text:style-name="T2">(V</text:span><text:span text:style-name="T3">1</text:span><text:span text:style-name="T2">)</text:span></text:p>
          </draw:text-box>
        </draw:frame>
        <draw:frame draw:style-name="gr1" draw:text-style-name="P5" draw:layer="layout" svg:width="0.353cm" svg:height="0.712cm" svg:x="21.606cm" svg:y="11.949cm">
          <draw:text-box>
            <text:p text:style-name="P2"><text:span text:style-name="T1">4</text:span></text:p>
          </draw:text-box>
        </draw:frame>
        <draw:frame draw:style-name="gr9" draw:text-style-name="P5" draw:layer="layout" svg:width="0.738cm" svg:height="1.144cm" svg:x="25.951cm" svg:y="11.957cm">
          <draw:text-box>
            <text:p text:style-name="P2"><text:span text:style-name="T1">5</text:span></text:p>
            <text:p text:style-name="P2"><text:span text:style-name="T2">(V</text:span><text:span text:style-name="T3">3</text:span><text:span text:style-name="T2">)</text:span></text:p>
          </draw:text-box>
        </draw:frame>
        <draw:frame draw:style-name="gr15" draw:text-style-name="P5" draw:layer="layout" svg:width="2.013cm" svg:height="0.712cm" svg:x="23.193cm" svg:y="12.507cm">
          <draw:text-box>
            <text:p text:style-name="P2"><text:span text:style-name="T1">Bottom</text:span></text:p>
          </draw:text-box>
        </draw:frame>
        <draw:line draw:style-name="gr11" draw:text-style-name="P4" draw:layer="layout" svg:x1="21.188cm" svg:y1="13.536cm" svg:x2="21.188cm" svg:y2="12.584cm">
          <text:p/>
        </draw:line>
        <draw:line draw:style-name="gr12" draw:text-style-name="P4" draw:layer="layout" svg:x1="21.188cm" svg:y1="13.536cm" svg:x2="22.141cm" svg:y2="13.536cm">
          <text:p/>
        </draw:line>
        <draw:frame draw:style-name="gr5" draw:text-style-name="P6" draw:layer="layout" svg:width="0.425cm" svg:height="0.712cm" svg:x="22.341cm" svg:y="13.142cm">
          <draw:text-box>
            <text:p text:style-name="P2"><text:span text:style-name="T4">X</text:span></text:p>
          </draw:text-box>
        </draw:frame>
        <draw:frame draw:style-name="gr6" draw:text-style-name="P6" draw:layer="layout" svg:width="0.391cm" svg:height="0.712cm" svg:x="20.971cm" svg:y="11.872cm">
          <draw:text-box>
            <text:p text:style-name="P2"><text:span text:style-name="T4">Z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18cm" fo:margin-bottom="0.418cm" fo:margin-left="0.418cm" fo:margin-right="0.418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19T20:28:17.203000000</dc:date>
    <meta:editing-duration>PT28M25S</meta:editing-duration>
    <meta:editing-cycles>9</meta:editing-cycles>
    <meta:generator>LibreOffice/7.0.3.1$Windows_X86_64 LibreOffice_project/d7547858d014d4cf69878db179d326fc3483e082</meta:generator>
    <meta:document-statistic meta:object-count="90"/>
  </office:meta>
</office:document-meta>
</file>